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6.115cm" svg:y="2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6.715cm" svg:y1="23.86cm" svg:x2="6.715cm" svg:y2="22.463cm">
          <text:p/>
        </draw:line>
        <draw:line draw:style-name="gr2" draw:text-style-name="P2" draw:layer="layout" svg:x1="6.715cm" svg:y1="21.32cm" svg:x2="6.715cm" svg:y2="19.923cm">
          <text:p/>
        </draw:line>
        <draw:line draw:style-name="gr2" draw:text-style-name="P2" draw:layer="layout" svg:x1="6.715cm" svg:y1="18.78cm" svg:x2="6.715cm" svg:y2="17.383cm">
          <text:p/>
        </draw:lin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6.08cm" svg:y="13.8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715cm" svg:y1="16.113cm" svg:x2="6.715cm" svg:y2="14.97cm">
          <text:p/>
        </draw:line>
        <draw:custom-shape draw:style-name="gr1" draw:text-style-name="P1" draw:layer="layout" svg:width="1.143cm" svg:height="1.143cm" svg:x="6.207cm" svg:y="11.2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6.588cm" svg:y1="13.7cm" svg:x2="6.588cm" svg:y2="12.557cm">
          <text:p/>
        </draw:line>
        <draw:line draw:style-name="gr2" draw:text-style-name="P2" draw:layer="layout" svg:x1="6.715cm" svg:y1="11.16cm" svg:x2="6.715cm" svg:y2="10.017cm">
          <text:p/>
        </draw:line>
        <draw:custom-shape draw:style-name="gr1" draw:text-style-name="P1" draw:layer="layout" svg:width="1.143cm" svg:height="1.143cm" svg:x="6.207cm" svg:y="8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43cm" svg:height="1.143cm" svg:x="15.005cm" svg:y="23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21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8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6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605cm" svg:y1="23.939cm" svg:x2="15.605cm" svg:y2="22.542cm">
          <text:p/>
        </draw:line>
        <draw:line draw:style-name="gr2" draw:text-style-name="P2" draw:layer="layout" svg:x1="15.605cm" svg:y1="21.399cm" svg:x2="15.605cm" svg:y2="20.002cm">
          <text:p/>
        </draw:line>
        <draw:line draw:style-name="gr2" draw:text-style-name="P2" draw:layer="layout" svg:x1="15.605cm" svg:y1="18.859cm" svg:x2="15.605cm" svg:y2="17.462cm">
          <text:p/>
        </draw:line>
        <draw:custom-shape draw:style-name="gr1" draw:text-style-name="P1" draw:layer="layout" svg:width="1.143cm" svg:height="1.143cm" svg:x="14.97cm" svg:y="13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143cm" svg:x="14.97cm" svg:y="13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5.605cm" svg:y1="16.192cm" svg:x2="15.605cm" svg:y2="15.049cm">
          <text:p/>
        </draw:line>
        <draw:custom-shape draw:style-name="gr1" draw:text-style-name="P1" draw:layer="layout" svg:width="1.143cm" svg:height="1.143cm" svg:x="15.097cm" svg:y="11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2" draw:layer="layout" svg:x1="15.478cm" svg:y1="13.779cm" svg:x2="15.478cm" svg:y2="12.636cm">
          <text:p/>
        </draw:line>
        <draw:line draw:style-name="gr2" draw:text-style-name="P2" draw:layer="layout" svg:x1="15.605cm" svg:y1="11.239cm" svg:x2="15.605cm" svg:y2="10.096cm">
          <text:p/>
        </draw:line>
        <draw:custom-shape draw:style-name="gr1" draw:text-style-name="P1" draw:layer="layout" svg:width="1.143cm" svg:height="1.143cm" svg:x="15.097cm" svg:y="8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2" draw:layer="layout" svg:x1="8.239cm" svg:y1="16.875cm" svg:x2="14.335cm" svg:y2="16.8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b Peyerl</meta:initial-creator>
    <meta:creation-date>2017-10-22T06:00:13.914697000</meta:creation-date>
    <dc:date>2017-10-22T07:02:54.981263000</dc:date>
    <dc:creator>Herb Peyerl</dc:creator>
    <meta:editing-duration>PT44M25S</meta:editing-duration>
    <meta:editing-cycles>14</meta:editing-cycles>
    <meta:generator>LibreOffice/5.1.4.2$MacOSX_X86_64 LibreOffice_project/f99d75f39f1c57ebdd7ffc5f42867c12031db97a</meta:generator>
    <meta:document-statistic meta:object-count="29"/>
  </office:meta>
</office:document-meta>
</file>